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CB9C3B97E450A439.png" manifest:media-type="image/png"/>
  <manifest:file-entry manifest:full-path="Pictures/1000020100000AE200000BB8C59BC548899FCDE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ato1" svg:font-family="Lato" style:font-pitch="variable"/>
    <style:font-face style:name="Open Sans" svg:font-family="'Open Sans'" style:font-adornments="Gras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Loans" style:family="table">
      <style:table-properties style:width="10.9028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Loans.A" style:family="table-column">
      <style:table-column-properties style:column-width="1.2111in" style:rel-column-width="7281*"/>
    </style:style>
    <style:style style:name="Loans.I" style:family="table-column">
      <style:table-column-properties style:column-width="1.2125in" style:rel-column-width="7287*"/>
    </style:style>
    <style:style style:name="Loans.1" style:family="table-row">
      <style:table-row-properties fo:background-color="transparent" fo:keep-together="always">
        <style:background-image/>
      </style:table-row-properties>
    </style:style>
    <style:style style:name="Loans.A1" style:family="table-cell">
      <style:table-cell-properties style:vertical-align="middle" fo:background-color="#eeeeee" fo:padding="0.0382in" fo:border-left="0.05pt solid #808080" fo:border-right="none" fo:border-top="0.05pt solid #808080" fo:border-bottom="0.05pt solid #808080" style:writing-mode="lr-tb">
        <style:background-image/>
      </style:table-cell-properties>
    </style:style>
    <style:style style:name="Loans.B1" style:family="table-cell">
      <style:table-cell-properties style:vertical-align="middle" fo:background-color="#eeeeee" fo:padding="0.0382in" fo:border-left="none" fo:border-right="none" fo:border-top="0.05pt solid #808080" fo:border-bottom="0.05pt solid #808080" style:writing-mode="lr-tb">
        <style:background-image/>
      </style:table-cell-properties>
    </style:style>
    <style:style style:name="Loans.A2" style:family="table-cell">
      <style:table-cell-properties style:vertical-align="middle" fo:background-color="transparent" fo:padding="0.0382in" fo:border-left="0.05pt solid #808080" fo:border-right="none" fo:border-top="none" fo:border-bottom="0.05pt solid #808080" style:writing-mode="lr-tb">
        <style:background-image/>
      </style:table-cell-properties>
    </style:style>
    <style:style style:name="Loans.B2" style:family="table-cell">
      <style:table-cell-properties style:vertical-align="middle" fo:background-color="transparent" fo:padding="0.0382in" fo:border-left="none" fo:border-right="none" fo:border-top="none" fo:border-bottom="0.05pt solid #808080" style:writing-mode="lr-tb">
        <style:background-image/>
      </style:table-cell-properties>
    </style:style>
    <style:style style:name="Loans.I2" style:family="table-cell">
      <style:table-cell-properties style:vertical-align="middle" fo:background-color="transparent" fo:padding="0.0382in" fo:border-left="none" fo:border-right="0.05pt solid #808080" fo:border-top="none" fo:border-bottom="0.05pt solid #808080" style:writing-mode="lr-tb">
        <style:background-image/>
      </style:table-cell-properties>
    </style:style>
    <style:style style:name="Totals" style:family="table">
      <style:table-properties style:width="2.6111in" fo:margin-left="8.3007in" table:align="left" style:may-break-between-rows="false"/>
    </style:style>
    <style:style style:name="Totals.A" style:family="table-column">
      <style:table-column-properties style:column-width="1.3889in"/>
    </style:style>
    <style:style style:name="Totals.B" style:family="table-column">
      <style:table-column-properties style:column-width="1.2222in"/>
    </style:style>
    <style:style style:name="Totals.1" style:family="table-row">
      <style:table-row-properties style:min-row-height="0.209in"/>
    </style:style>
    <style:style style:name="Totals.A1" style:family="table-cell">
      <style:table-cell-properties style:vertical-align="middle" fo:padding="0.0396in" fo:border-left="none" fo:border-right="none" fo:border-top="0.5pt solid #000000" fo:border-bottom="none"/>
    </style:style>
    <style:style style:name="Totals.2" style:family="table-row">
      <style:table-row-properties style:min-row-height="0.2958in"/>
    </style:style>
    <style:style style:name="Totals.A2" style:family="table-cell">
      <style:table-cell-properties style:vertical-align="middle" fo:padding="0.0396in" fo:border="none"/>
    </style:style>
    <style:style style:name="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1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P5" style:family="paragraph" style:parent-style-name="Standard">
      <style:text-properties officeooo:paragraph-rsid="00becaf5"/>
    </style:style>
    <style:style style:name="P6" style:family="paragraph" style:parent-style-name="Standard">
      <style:paragraph-properties fo:text-align="center" style:justify-single-word="false"/>
      <style:text-properties officeooo:paragraph-rsid="00409218"/>
    </style:style>
    <style:style style:name="P7" style:family="paragraph" style:parent-style-name="Standard">
      <style:paragraph-properties fo:text-align="center" style:justify-single-word="false"/>
      <style:text-properties style:font-name="Lato1" fo:font-size="11pt" fo:font-weight="bold" officeooo:rsid="0107097a" officeooo:paragraph-rsid="010b3e67" style:font-size-asian="11pt" style:font-weight-asian="bold" style:font-size-complex="11pt" style:font-weight-complex="bold"/>
    </style:style>
    <style:style style:name="P8" style:family="paragraph" style:parent-style-name="Standard">
      <style:text-properties officeooo:paragraph-rsid="010b3e67"/>
    </style:style>
    <style:style style:name="P9" style:family="paragraph" style:parent-style-name="Table_20_Contents">
      <style:paragraph-properties fo:text-align="center" style:justify-single-word="false"/>
      <style:text-properties style:font-name="Lato1" fo:font-size="9pt" officeooo:rsid="00f089b6" officeooo:paragraph-rsid="0107097a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Lato1" fo:font-size="9pt" officeooo:rsid="00f089b6" officeooo:paragraph-rsid="0106f8f4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Lato1" fo:font-size="9pt" officeooo:rsid="00f089b6" officeooo:paragraph-rsid="01093f3c" style:font-size-asian="9pt" style:font-size-complex="9pt"/>
    </style:style>
    <style:style style:name="P12" style:family="paragraph" style:parent-style-name="Table_20_Heading">
      <style:text-properties style:font-name="Lato1" fo:font-size="11pt" fo:font-weight="bold" officeooo:rsid="0107097a" officeooo:paragraph-rsid="0107097a" style:font-size-asian="11pt" style:font-weight-asian="bold" style:font-size-complex="11pt" style:font-weight-complex="bold"/>
    </style:style>
    <style:style style:name="P13" style:family="paragraph" style:parent-style-name="Table_20_Heading">
      <style:text-properties style:font-name="Lato1" fo:font-size="11pt" fo:font-weight="bold" officeooo:rsid="0107097a" officeooo:paragraph-rsid="01093f3c" style:font-size-asian="11pt" style:font-weight-asian="bold" style:font-size-complex="11pt" style:font-weight-complex="bold"/>
    </style:style>
    <style:style style:name="P14" style:family="paragraph" style:parent-style-name="Table_20_Heading">
      <style:text-properties style:font-name="Lato1" fo:font-size="11pt" fo:font-weight="bold" officeooo:rsid="0106f8f4" officeooo:paragraph-rsid="0106f8f4" style:font-size-asian="11pt" style:font-weight-asian="bold" style:font-size-complex="11pt" style:font-weight-complex="bold"/>
    </style:style>
    <style:style style:name="P15" style:family="paragraph" style:parent-style-name="Table_20_Heading">
      <style:paragraph-properties fo:text-align="center" style:justify-single-word="false"/>
      <style:text-properties style:font-name="Lato1" fo:font-size="9pt" fo:font-weight="normal" officeooo:rsid="00f089b6" officeooo:paragraph-rsid="01093f3c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style:font-name="Lato1" fo:font-size="11pt" fo:font-style="normal" fo:font-weight="bold" officeooo:rsid="010b3e67" officeooo:paragraph-rsid="010b3e67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officeooo:rsid="010f0ab4" officeooo:paragraph-rsid="010f0ab4"/>
    </style:style>
    <style:style style:name="P18" style:family="paragraph" style:parent-style-name="Standard">
      <style:paragraph-properties fo:text-align="center" style:justify-single-word="false"/>
      <style:text-properties style:font-name="Lato1" officeooo:rsid="010f82f8" officeooo:paragraph-rsid="010f82f8"/>
    </style:style>
    <style:style style:name="P19" style:family="paragraph" style:parent-style-name="Standard">
      <style:paragraph-properties fo:text-align="center" style:justify-single-word="false"/>
      <style:text-properties officeooo:paragraph-rsid="010b3e67"/>
    </style:style>
    <style:style style:name="P20" style:family="paragraph" style:parent-style-name="Standard">
      <style:paragraph-properties fo:text-align="center" style:justify-single-word="false"/>
      <style:text-properties fo:color="#808080" officeooo:paragraph-rsid="010b3e67"/>
    </style:style>
    <style:style style:name="T1" style:family="text">
      <style:text-properties officeooo:rsid="00f79353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style:font-name="Noto Sans Ogham" fo:font-size="11pt" fo:font-style="italic" fo:font-weight="normal" officeooo:rsid="010b3e67" style:font-size-asian="11pt" style:font-style-asian="italic" style:font-weight-asian="normal" style:font-size-complex="11pt"/>
    </style:style>
    <style:style style:name="T6" style:family="text">
      <style:text-properties fo:color="#000000" style:font-name="Lato" fo:font-size="11pt" fo:font-style="normal" fo:font-weight="bold" style:font-size-asian="11pt" style:font-style-asian="normal" style:font-weight-asian="bold" style:font-size-complex="11pt" style:font-weight-complex="bold"/>
    </style:style>
    <style:style style:name="T7" style:family="text">
      <style:text-properties fo:color="#000000" style:font-name="Lato" fo:font-size="11pt" fo:font-style="normal" fo:font-weight="bold" officeooo:rsid="010b3e67" style:font-size-asian="11pt" style:font-style-asian="normal" style:font-weight-asian="bold" style:font-size-complex="11pt" style:font-weight-complex="bold"/>
    </style:style>
    <style:style style:name="T8" style:family="text">
      <style:text-properties fo:color="#808080" style:font-name="Lato" fo:font-size="11pt" fo:font-style="normal" style:text-underline-style="none" fo:font-weight="normal" officeooo:rsid="010b3e67" style:font-size-asian="11pt" style:font-style-asian="normal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[DOCUMENT_NAME]</text:p>
      <text:p text:style-name="P6"/>
      <text:p text:style-name="P6"/>
      <text:p text:style-name="P6"/>
      <table:table table:name="Loans" table:style-name="Loans">
        <table:table-column table:style-name="Loans.A" table:number-columns-repeated="8"/>
        <table:table-column table:style-name="Loans.I"/>
        <table:table-header-rows>
          <table:table-row table:style-name="Loans.1">
            <table:table-cell table:style-name="Loans.A1" office:value-type="string">
              <text:p text:style-name="P14">Nom</text:p>
            </table:table-cell>
            <table:table-cell table:style-name="Loans.B1" office:value-type="string">
              <text:p text:style-name="P12">Débuté le</text:p>
            </table:table-cell>
            <table:table-cell table:style-name="Loans.B1" office:value-type="string">
              <text:p text:style-name="P13">Compte</text:p>
            </table:table-cell>
            <table:table-cell table:style-name="Loans.B1" office:value-type="string">
              <text:p text:style-name="P12">Taux d’intérêt</text:p>
            </table:table-cell>
            <table:table-cell table:style-name="Loans.B1" office:value-type="string">
              <text:p text:style-name="P12">Durée du prêt</text:p>
            </table:table-cell>
            <table:table-cell table:style-name="Loans.B1" office:value-type="string">
              <text:p text:style-name="P12">Méthode</text:p>
            </table:table-cell>
            <table:table-cell table:style-name="Loans.B1" office:value-type="string">
              <text:p text:style-name="P12">Prêteur</text:p>
            </table:table-cell>
            <table:table-cell table:style-name="Loans.B1" office:value-type="string">
              <text:p text:style-name="P13">Montant </text:p>
            </table:table-cell>
            <table:table-cell table:style-name="Loans.B1" office:value-type="string">
              <text:p text:style-name="P12">Restant</text:p>
            </table:table-cell>
          </table:table-row>
        </table:table-header-rows>
        <table:table-row table:style-name="Loans.1">
          <table:table-cell table:style-name="Loans.A2" office:value-type="string">
            <text:p text:style-name="P10">[NAME]</text:p>
          </table:table-cell>
          <table:table-cell table:style-name="Loans.B2" office:value-type="string">
            <text:p text:style-name="P9">[STARTED_ON]</text:p>
          </table:table-cell>
          <table:table-cell table:style-name="Loans.B2" office:value-type="string">
            <text:p text:style-name="P11">[ACCOUNT]</text:p>
          </table:table-cell>
          <table:table-cell table:style-name="Loans.B2" office:value-type="string">
            <text:p text:style-name="P9">[INTEREST_PERCENTAGE]</text:p>
          </table:table-cell>
          <table:table-cell table:style-name="Loans.B2" office:value-type="string">
            <text:p text:style-name="P9">[DURATION]</text:p>
          </table:table-cell>
          <table:table-cell table:style-name="Loans.B2" office:value-type="string">
            <text:p text:style-name="P9">[REPAYMENT_METHOD]</text:p>
          </table:table-cell>
          <table:table-cell table:style-name="Loans.B2" office:value-type="string">
            <text:p text:style-name="P9">[LENDER]</text:p>
          </table:table-cell>
          <table:table-cell table:style-name="Loans.B2" office:value-type="string">
            <text:p text:style-name="P15">[AMOUNT]</text:p>
          </table:table-cell>
          <table:table-cell table:style-name="Loans.I2" office:value-type="string">
            <text:p text:style-name="P9">[REMAINING]</text:p>
          </table:table-cell>
        </table:table-row>
      </table:table>
      <text:p text:style-name="P7"/>
      <table:table table:name="Totals" table:style-name="Totals">
        <table:table-column table:style-name="Totals.A"/>
        <table:table-column table:style-name="Totals.B"/>
        <table:table-row table:style-name="Totals.1">
          <table:table-cell table:style-name="Totals.A1" office:value-type="string">
            <text:p text:style-name="P20"><text:s/><text:span text:style-name="T5">Total emprunté</text:span></text:p>
          </table:table-cell>
          <table:table-cell table:style-name="Totals.A1" office:value-type="string">
            <text:p text:style-name="P19"><text:s/><text:span text:style-name="T8">Total restant</text:span></text:p>
          </table:table-cell>
        </table:table-row>
        <table:table-row table:style-name="Totals.2">
          <table:table-cell table:style-name="Totals.A2" office:value-type="string">
            <text:p text:style-name="P16">[TOTAL_AMT]</text:p>
          </table:table-cell>
          <table:table-cell table:style-name="Totals.A2" office:value-type="string">
            <text:p text:style-name="P17"><text:span text:style-name="T6">[TOTAL_RMN]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ato1" svg:font-family="Lato" style:font-pitch="variable"/>
    <style:font-face style:name="Open Sans" svg:font-family="'Open Sans'" style:font-adornments="Gras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0.9028in" table:align="margins"/>
    </style:style>
    <style:style style:name="Table1.A" style:family="table-column">
      <style:table-column-properties style:column-width="9.6486in" style:rel-column-width="57997*"/>
    </style:style>
    <style:style style:name="Table1.B" style:family="table-column">
      <style:table-column-properties style:column-width="1.2542in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1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becaf5"/>
    </style:style>
    <style:style style:name="MT1" style:family="text">
      <style:text-properties officeooo:rsid="00f79353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02in" fo:page-height="8.2701in" style:num-format="1" style:print-orientation="landscape" fo:margin-top="0.1701in" fo:margin-bottom="0.1701in" fo:margin-left="0.3937in" fo:margin-right="0.3937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272in" svg:y="-0.0016in" svg:width="0.2555in" svg:height="0.2752in" draw:z-index="0"><draw:image xlink:href="Pictures/1000020100000AE200000BB8C59BC548899FCDE3.png" xlink:type="simple" xlink:show="embed" xlink:actuate="onLoad" loext:mime-type="image/png"/></draw:frame><text:tab/>Comptabilité</text:p>
        <text:p text:style-name="MP1"><text:tab/><text:span text:style-name="MT1">Au [STOPPED_ON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><draw:frame draw:style-name="Mfr1" draw:name="Image2" text:anchor-type="paragraph" svg:x="0.961in" svg:y="-7.5028in" svg:width="0.2965in" svg:height="0.2965in" draw:z-index="1"><draw:image xlink:href="Pictures/10000201000001E0000001E0CB9C3B97E450A439.png" xlink:type="simple" xlink:show="embed" xlink:actuate="onLoad" loext:mime-type="image/png"/></draw:frame></text:p>
              <text:p text:style-name="MP4"><text:span text:style-name="MT4">Page </text:span><text:span text:style-name="MT4"><text:page-number text:select-page="current">1</text:page-number></text:span><text:span text:style-name="MT4"><text:s/>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8-25T09:53:14.690076752</meta:creation-date>
    <dc:date>2021-03-30T15:39:56.879240644</dc:date>
    <meta:editing-duration>PT11H49M2S</meta:editing-duration>
    <meta:editing-cycles>187</meta:editing-cycles>
    <meta:generator>LibreOffice/6.4.6.2$Linux_X86_64 LibreOffice_project/40$Build-2</meta:generator>
    <meta:document-statistic meta:table-count="3" meta:image-count="2" meta:object-count="0" meta:page-count="1" meta:paragraph-count="28" meta:word-count="44" meta:character-count="346" meta:non-whitespace-character-count="325"/>
  </office:meta>
</office:document-meta>
</file>